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2.482cm" fo:min-width="5.278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opacity="0%" draw:textarea-horizontal-align="justify" draw:textarea-vertical-align="middle" draw:auto-grow-height="false" fo:min-height="3.295cm" fo:min-width="6.59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color="#808080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9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824cm" loext:decorative="false"/>
      <style:paragraph-properties style:writing-mode="lr-tb"/>
    </style:style>
    <style:style style:name="gr8" style:family="graphic" style:parent-style-name="objectwithoutfill">
      <style:graphic-properties svg:stroke-color="#0cf762" draw:fill="none" draw:textarea-vertical-align="middle" loext:decorative="false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808080" loext:opacity="100%"/>
    </style:style>
    <style:style style:name="T1" style:family="text">
      <style:text-properties fo:color="#80808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7cm" svg:height="3.862cm" svg:x="1.855cm" svg:y="1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26cm" svg:height="5.013cm" svg:x="1cm" svg:y="5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48cm" svg:y1="3.652cm" svg:x2="1.012cm" svg:y2="7.991cm">
          <text:p/>
        </draw:line>
        <draw:line draw:style-name="gr4" draw:text-style-name="P3" draw:layer="layout" svg:x1="10.007cm" svg:y1="3.695cm" svg:x2="11.034cm" svg:y2="8.097cm">
          <text:p/>
        </draw:line>
        <draw:line draw:style-name="gr5" draw:text-style-name="P3" draw:layer="layout" svg:x1="5.954cm" svg:y1="3.716cm" svg:x2="10.018cm" svg:y2="3.695cm">
          <text:p/>
        </draw:line>
        <draw:line draw:style-name="gr5" draw:text-style-name="P3" draw:layer="layout" svg:x1="5.986cm" svg:y1="8.234cm" svg:x2="11.066cm" svg:y2="8.171cm">
          <text:p/>
        </draw:line>
        <draw:frame draw:style-name="gr6" draw:text-style-name="P4" draw:layer="layout" svg:width="1.545cm" svg:height="1.249cm" svg:x="7.763cm" svg:y="2.826cm">
          <draw:text-box>
            <text:p><text:span text:style-name="T1">a</text:span></text:p>
          </draw:text-box>
        </draw:frame>
        <draw:frame draw:style-name="gr7" draw:text-style-name="P4" draw:layer="layout" svg:width="2.307cm" svg:height="2.074cm" svg:x="7.933cm" svg:y="7.314cm">
          <draw:text-box>
            <text:p><text:span text:style-name="T1">b</text:span></text:p>
          </draw:text-box>
        </draw:frame>
        <draw:path draw:style-name="gr8" draw:text-style-name="P3" draw:layer="layout" svg:width="0.304cm" svg:height="0.216cm" draw:transform="rotate (-1.68773338667852) translate (11.0345564852119cm 7.04832206728813cm)" svg:viewBox="0 0 305 217" svg:d="M0 217c266 0 305-217 305-217">
          <text:p/>
        </draw:path>
        <draw:frame draw:style-name="gr6" draw:text-style-name="P4" draw:layer="layout" svg:width="1.545cm" svg:height="1.249cm" svg:x="10.358cm" svg:y="4.339cm">
          <draw:text-box>
            <text:p><text:span text:style-name="T1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2T16:33:48.525000000</meta:creation-date>
    <dc:date>2024-03-03T10:10:09.560000000</dc:date>
    <meta:editing-duration>PT10M9S</meta:editing-duration>
    <meta:editing-cycles>2</meta:editing-cycles>
    <meta:generator>LibreOffice/7.6.4.1$Windows_X86_64 LibreOffice_project/e19e193f88cd6c0525a17fb7a176ed8e6a3e2aa1</meta:generator>
    <meta:document-statistic meta:object-count="10"/>
  </office:meta>
</office:document-meta>
</file>